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ICONA CALIZAYA, MELITON PORFI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899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52000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ICONA CALIZAYA, MELITON PORFI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46899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5200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SI</text:p>
          </table:table-cell>
          <table:table-cell table:style-name="Tabla1.A8" table:number-rows-spanned="3" table:number-columns-spanned="2" office:value-type="string">
            <text:p text:style-name="P13">SI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5900</text:p>
          </table:table-cell>
          <table:table-cell table:style-name="Tableau1.D2" office:value-type="string">
            <text:p text:style-name="P8">100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0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ANCO DE LA NACION</text:p>
          </table:table-cell>
          <table:table-cell table:style-name="Tabla2.A3" office:value-type="string">
            <text:p text:style-name="P22">27/11/2021</text:p>
          </table:table-cell>
          <table:table-cell table:style-name="Tabla2.A3" office:value-type="string">
            <text:p text:style-name="P22">5718685</text:p>
          </table:table-cell>
          <table:table-cell table:style-name="Tabla2.D3" office:value-type="string">
            <text:p text:style-name="P23">10030.00</text:p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7T17:57:1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